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Standard" style:list-style-name="L1"/>
    <style:style style:name="P8" style:family="paragraph" style:parent-style-name="Standard" style:list-style-name="L8"/>
    <style:style style:name="P9" style:family="paragraph" style:parent-style-name="Standard" style:list-style-name="L9"/>
    <style:style style:name="P10" style:family="paragraph" style:parent-style-name="Heading_20_2">
      <style:paragraph-properties fo:break-before="page"/>
    </style:style>
    <style:style style:name="P11" style:family="paragraph" style:list-style-name="L2"/>
    <style:style style:name="P12" style:family="paragraph" style:list-style-name="L3"/>
    <style:style style:name="P13" style:family="paragraph" style:list-style-name="L4"/>
    <style:style style:name="P14" style:family="paragraph" style:list-style-name="L5"/>
    <style:style style:name="P15" style:family="paragraph" style:list-style-name="L6"/>
    <style:style style:name="P16" style:family="paragraph" style:list-style-name="L7"/>
    <style:style style:name="T1" style:family="text">
      <style:text-properties style:text-position="super 58%"/>
    </style:style>
    <style:style style:name="T2" style:family="text">
      <style:text-properties officeooo:rsid="000ca7cc"/>
    </style:style>
    <style:style style:name="T3" style:family="text">
      <style:text-properties officeooo:rsid="000d034d"/>
    </style:style>
    <style:style style:name="T4" style:family="text">
      <style:text-properties officeooo:rsid="000e82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165641863"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will find a book that will help her to understand the ancient language.</text:p>
            </text:list-item>
          </text:list>
        </text:list-item>
        <text:list-item>
          <text:p text:style-name="P7">Calcifer</text:p>
          <text:list>
            <text:list-item>
              <text:p text:style-name="P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great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0"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10"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3677252760" text:style-name="L2">
              <text:list-item>
                <text:p>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05705907874262" text:continue-numbering="true" text:style-name="L2">
              <text:list-item>
                <text:p>CW1: Sword (Normal) (Uncommon, 1d8)</text:p>
              </text:list-item>
              <text:list-item>
                <text:p>CW2: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3377787429" text:style-name="L3">
              <text:list-item>
                <text:p>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05704361854037" text:continue-numbering="true" text:style-name="L3">
              <text:list-item>
                <text:p>WA1: Leather Armor (common, CA=7)</text:p>
              </text:list-item>
              <text:list-item>
                <text:p>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44588197" text:style-name="L4">
              <text:list-item>
                <text:p>A1: WoW necklace (rare, medium life point up and Intelligence +1)</text:p>
              </text:list-item>
              <text:list-item>
                <text:p>A2: Markl necklace (rare, medium life point up and Wisdom +2)</text:p>
              </text:list-item>
              <text:list-item>
                <text:p>A3: Stone of the Intelligence Calcifer (uncommon, Intelligence +2)</text:p>
              </text:list-item>
              <text:list-item>
                <text:p>A4: Stone of Life Calcifer (rare, medium life point up)</text:p>
              </text:list-item>
              <text:list-item>
                <text:p>A5: Stone of Life Heen (rare, medium life point up)</text:p>
              </text:list-item>
              <text:list-item>
                <text:p>A6: Sophie-Heen dexterity stone (common, Dexterity +2)</text:p>
              </text:list-item>
              <text:list-item>
                <text:p>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3629486356" text:style-name="L5">
              <text:list-item>
                <text:p>Potion of healing: recharge the missing hit points.</text:p>
              </text:list-item>
              <text:list-item>
                <text:p>Potion of heroism: This has no effect on a cleric, elf, magic users or thief. A fighter, dwarf, halfling, or normal man (or monster) gains the Hit Dice, hit points and all abilities of a higher level character as follows: </text:p>
                <text:list>
                  <text:list-item>
                    <text:list>
                      <text:list-item>
                        <text:p>Normal man: becomes a 4th level fighter</text:p>
                      </text:list-item>
                      <text:list-item>
                        <text:p>1-3: Gains 3 level or hit dice</text:p>
                      </text:list-item>
                      <text:list-item>
                        <text:p>4-7: Gains 2 level or hit dice</text:p>
                      </text:list-item>
                      <text:list-item>
                        <text:p>8-10: Gains 1 level or hit dice</text:p>
                      </text:list-item>
                      <text:list-item>
                        <text:p>11+: No effect.</text:p>
                      </text:list-item>
                    </text:list>
                  </text:list-item>
                </text:list>
              </text:list-item>
              <text:list-item>
                <text:p>Potion of Invulnerability: The user’s Armor Class and Saving Throws gain bonus of 2 for he duration of the potion. </text:p>
              </text:list-item>
              <text:list-item>
                <text:p>Potion of speed: the user moves twice as fast, may attack twice per round, and performs other actions except spell casting at twice normal speed.</text:p>
              </text:list-item>
              <text:list-item>
                <text:p>Potion of Fire Resistance: The user cannot <text:s/>be harmed by normal fires and gains +2 bonus to all Saving Throws against fire attack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028617583" text:style-name="L6">
              <text:list-item>
                <text:p>HW1: Mace (common, 1d6)</text:p>
              </text:list-item>
              <text:list-item>
                <text:p>HW2: Battle axe bat (uncommon, 1d8)</text:p>
              </text:list-item>
              <text:list-item>
                <text:p>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4038210230" text:style-name="L7">
              <text:list-item>
                <text:p>HA1: Chain Mail (uncommon, CA = 5)</text:p>
              </text:list-item>
              <text:list-item>
                <text:p>HA2: Plate Mail (rare, CA = 3)</text:p>
              </text:list-item>
              <text:list-item>
                <text:p>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1"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1"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
      <text:p text:style-name="Standard"/>
      <text:p text:style-name="Standard">In level 6 the player can find four drops inside the missions, exploring the various maps. In particular:</text:p>
      <text:list xml:id="list2614051681" text:style-name="L8">
        <text:list-item>
          <text:p text:style-name="P8">HA2 is found by exploring the prisons, the player must find the secret passage in the guard post 3 and face the two enemies in the interrogation room.</text:p>
        </text:list-item>
        <text:list-item>
          <text:p text:style-name="P8">MC (Markl) is found by exploring the NO sector of the city inside a shop whose entrance door is semi-open.</text:p>
        </text:list-item>
        <text:list-item>
          <text:p text:style-name="P8">A3 is hidden in the castle and is obtained by exploring room Y after having beaten the enemies who preside it.</text:p>
        </text:list-item>
        <text:list-item>
          <text:p text:style-name="P8">CA5 is in the arsenal to which you must log in during the side quest to help the resistance. In particular the player open the trunk placed in the corner of the room.</text:p>
        </text:list-item>
      </text:list>
      <text:h text:style-name="P10"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1532824721" text:style-name="L9">
        <text:list-item>
          <text:p text:style-name="P9">City: 11 (3 NO, 4 SO, 4 SE)</text:p>
        </text:list-item>
        <text:list-item>
          <text:p text:style-name="P9">Castle: 2</text:p>
        </text:list-item>
        <text:list-item>
          <text:p text:style-name="P9">Prisons: 2</text:p>
        </text:list-item>
        <text:list-item>
          <text:p text:style-name="P9">Port: 2</text:p>
        </text:list-item>
        <text:list-item>
          <text:p text:style-name="P9">Barracks: 1</text:p>
        </text:list-item>
        <text:list-item>
          <text:p text:style-name="P9">Training Camp: 1</text:p>
        </text:list-item>
        <text:list-item>
          <text:p text:style-name="P9">Arsenal: 0</text:p>
        </text:list-item>
        <text:list-item>
          <text:p text:style-name="P9">Tower: 1</text:p>
        </text:list-item>
        <text:list-item>
          <text:p text:style-name="P9">Base of resistance: 2</text:p>
        </text:list-item>
        <text:list-item>
          <text:p text:style-name="P9">Tavern: 2</text:p>
        </text:list-item>
        <text:list-item>
          <text:p text:style-name="P9">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30T10:57:03.471000000</dc:date>
    <meta:editing-duration>PT6H23M1S</meta:editing-duration>
    <meta:editing-cycles>166</meta:editing-cycles>
    <meta:generator>LibreOffice/6.1.2.1$Windows_X86_64 LibreOffice_project/65905a128db06ba48db947242809d14d3f9a93fe</meta:generator>
    <dc:creator>Michele Maione</dc:creator>
    <meta:document-statistic meta:table-count="5" meta:image-count="0" meta:object-count="0" meta:page-count="7" meta:paragraph-count="218" meta:word-count="1414" meta:character-count="7406" meta:non-whitespace-character-count="6261"/>
    <meta:template xlink:type="simple" xlink:actuate="onRequest" xlink:title="" xlink:href="../MasterGameDesignDocument.odm" meta:date="2018-12-29T17:17:59.418000000"/>
  </office:meta>
</office:document-meta>
</file>